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fo:color="#000000"/>
    </style:style>
    <style:style style:name="P5" style:family="paragraph" style:parent-style-name="Standard" style:list-style-name="L3">
      <style:text-properties fo:color="#333333" fo:font-size="11pt" style:font-size-asian="11pt" style:font-size-complex="11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enario d'utilisation du soft</text:p>
      <text:p text:style-name="Standard"/>
      <text:p text:style-name="Standard">Un attaquant dispose d'un fichier pcap créé à l'intérieur d'un réseau qu'il souhaite attaquer en boite noire. L'attaquant veut voir immédiatement les informations du pcap, et pouvoir lui même déduire des choses. L'identification d'un protocole non sécurisé est immédiate, mais voir que beaucoup de machines se connectent toute à une seule machine en SMB est très utile pour l'attaquant</text:p>
      <text:p text:style-name="Standard"/>
      <text:p text:style-name="Standard">L'attaquant espère soutirer des informations sur le réseau :</text:p>
      <text:list xml:id="list7398211253773338593" text:style-name="L1">
        <text:list-item>
          <text:list>
            <text:list-item>
              <text:p text:style-name="P1">Les adresses IP identifiées</text:p>
            </text:list-item>
            <text:list-item>
              <text:p text:style-name="P1">les protocoles utilisés ( non chiffré, mal configurés? )</text:p>
            </text:list-item>
            <text:list-item>
              <text:p text:style-name="P1">Les nœuds importants et leur rôle (serveur DNS, DHCP, SMB, Mail, Kerberos...)</text:p>
            </text:list-item>
            <text:list-item>
              <text:p text:style-name="P1">Récupérer les données non chiffrées ayant transité</text:p>
            </text:list-item>
          </text:list>
        </text:list-item>
      </text:list>
      <text:p text:style-name="Standard"/>
      <text:p text:style-name="Standard">L'attaquant va repérer des choses intéressantes qui mérite plus d'infrtormations. Il veut :</text:p>
      <text:p text:style-name="Standard"/>
      <text:list xml:id="list7575829527862121854" text:style-name="L2">
        <text:list-item>
          <text:list>
            <text:list-item>
              <text:p text:style-name="P2">Filtrer les différentes visu par IP, Port, Protocole, Date, taille des paquets...</text:p>
            </text:list-item>
            <text:list-item>
              <text:p text:style-name="P2">Obtenir d'autres visu moins générales : Zoom sur une IP / Plage d'IP</text:p>
            </text:list-item>
          </text:list>
        </text:list-item>
      </text:list>
      <text:p text:style-name="Standard"/>
      <text:p text:style-name="Standard">Scénario</text:p>
      <text:p text:style-name="Standard"/>
      <text:p text:style-name="Standard">L'attaquant lance le soft.</text:p>
      <text:p text:style-name="Standard">Il choisit d'abord la vue TreeMap. Il repère alors des IP ne dialoguant que dans un protocole : DHCP, DNS, SMB : cela lui permet d'identifier les serveur internes. En switchant de vue et en filtrant sur ces protocole l'hypothèse est validée.</text:p>
      <text:p text:style-name="Standard">En etudiant la liste des protocoles identifiées, l'attaquant remarque HTTP, SMTP, et POP, qui sont non sécurisés. En filtrant sur ces protocoles, l'attaquant identifie les différentes machines mal configurées. L'attaquant extrait alors les données transmises non chiffrées grâce au panel de contrôle. </text:p>
      <text:p text:style-name="Standard"/>
      <text:p text:style-name="Standard"/>
      <text:p text:style-name="Standard">L'interface d'acceuil contiendra :</text:p>
      <text:list xml:id="list5881590801757767779" text:style-name="L3">
        <text:list-item>
          <text:p text:style-name="P4">Plusieurs vues possibles </text:p>
          <text:list>
            <text:list-item>
              <text:p text:style-name="P5"><text:span text:style-name="T1">Voir les nœuds les plus importants et deviner leur rôle:</text:span> Un graphe TreeMap des IP en fonction de leur volume échangés et à l'intérieur leur protocoles utilisés</text:p>
            </text:list-item>
            <text:list-item>
              <text:p text:style-name="P5"><text:span text:style-name="T1">Avoir un apercu de la cartographie du réseau : </text:span>Un graphe des liens entre IP avec des tailles de nœuds proportionnel au volume, et des couleurs de liens différents pour les protocoles, regroupant les IP locales d'un même sous réseau ensemble et les IP publique dans un sous-réseau</text:p>
              <text:p text:style-name="P5"/>
            </text:list-item>
          </text:list>
        </text:list-item>
        <text:list-item>
          <text:p text:style-name="P3">Une barre de menu comprenant les différents filtres disponibles</text:p>
        </text:list-item>
        <text:list-item>
          <text:p text:style-name="P3">Un panel de contrôle sur la sélection : Si l'utilisateur clique sur un carré du TreeMap ou un lien du graphe, des informations sur l'hôte/la connexion apparaitront dans ce panel ainsi que des outils (télécharger le pcap de la connexion, les données transmises)</text:p>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9:44:15</meta:creation-date>
    <meta:editing-duration>PT1H5M24S</meta:editing-duration>
    <meta:editing-cycles>3</meta:editing-cycles>
    <meta:generator>OpenOffice/4.1.2$Unix OpenOffice.org_project/412m3$Build-9782</meta:generator>
    <meta:initial-creator>Thibault Lengagne</meta:initial-creator>
    <dc:date>2016-01-13T11:08:15</dc:date>
    <dc:creator>Thibault Lengagne</dc:creator>
    <meta:document-statistic meta:table-count="0" meta:image-count="0" meta:object-count="0" meta:page-count="1" meta:paragraph-count="21" meta:word-count="376" meta:character-count="2333"/>
  </office:meta>
</office:document-meta>
</file>